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3.521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305cm" draw:marker-start-width="0.657cm" draw:marker-end="Arrow" draw:marker-end-width="0.757cm" draw:fill="none" draw:textarea-vertical-align="middle" fo:padding-top="0.277cm" fo:padding-bottom="0.277cm" fo:padding-left="0.402cm" fo:padding-right="0.402cm"/>
    </style:style>
    <style:style style:name="gr5" style:family="graphic" style:parent-style-name="standard">
      <style:graphic-properties draw:stroke="none" svg:stroke-color="#000000" draw:fill="none" draw:fill-color="#ffffff" fo:min-height="2.761cm"/>
    </style:style>
    <style:style style:name="gr6" style:family="graphic" style:parent-style-name="objectwithoutfill">
      <style:graphic-properties svg:stroke-width="0.254cm" draw:marker-start-width="0.581cm" draw:marker-end="Arrow" draw:marker-end-width="0.681cm" draw:fill="none" draw:textarea-vertical-align="middle" fo:padding-top="0.252cm" fo:padding-bottom="0.252cm" fo:padding-left="0.377cm" fo:padding-right="0.3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9cm"/>
    </style:style>
    <style:style style:name="gr8" style:family="graphic" style:parent-style-name="objectwithoutfill">
      <style:graphic-properties svg:stroke-width="0.305cm" draw:marker-start-width="0.657cm" draw:marker-end="Arrow" draw:marker-end-width="0.757cm" draw:fill="none" draw:textarea-vertical-align="middle" fo:padding-top="0.277cm" fo:padding-bottom="0.277cm" fo:padding-left="0.402cm" fo:padding-right="0.4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45pt" style:font-size-asian="45pt" style:font-size-complex="45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text-properties fo:font-size="70pt" style:font-size-asian="70pt" style:font-size-complex="70pt"/>
    </style:style>
    <style:style style:name="P7" style:family="paragraph">
      <style:paragraph-properties fo:text-align="center"/>
      <style:text-properties fo:font-size="39pt" style:font-size-asian="39pt" style:font-size-complex="39pt"/>
    </style:style>
    <style:style style:name="P8" style:family="paragraph">
      <style:paragraph-properties fo:margin-left="0cm" fo:margin-right="0.088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5pt" style:font-size-asian="45pt" style:font-size-complex="45pt"/>
    </style:style>
    <style:style style:name="T3" style:family="text">
      <style:text-properties fo:font-size="70pt" style:font-size-asian="70pt" style:font-size-complex="70pt"/>
    </style:style>
    <style:style style:name="T4" style:family="text">
      <style:text-properties fo:font-size="39pt" style:font-size-asian="39pt" style:font-size-complex="3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5.166cm" svg:height="37.719cm" svg:x="0.747cm" svg:y="4.049cm">
          <text:p/>
        </draw:rect>
        <draw:rect draw:style-name="gr1" draw:text-style-name="P2" draw:layer="layout" svg:width="8.239cm" svg:height="37.719cm" svg:x="1.001cm" svg:y="3.922cm">
          <text:p/>
        </draw:rect>
        <draw:rect draw:style-name="gr1" draw:text-style-name="P1" draw:layer="layout" svg:width="185.166cm" svg:height="20.732cm" svg:x="1cm" svg:y="41.768cm">
          <text:p/>
        </draw:rect>
        <draw:rect draw:style-name="gr1" draw:text-style-name="P1" draw:layer="layout" svg:width="18.526cm" svg:height="20.859cm" svg:x="1.001cm" svg:y="41.641cm">
          <text:p/>
        </draw:rect>
        <draw:rect draw:style-name="gr1" draw:text-style-name="P1" draw:layer="layout" svg:width="10.287cm" svg:height="13.065cm" svg:x="9.113cm" svg:y="3.922cm">
          <text:p/>
        </draw:rect>
        <draw:rect draw:style-name="gr1" draw:text-style-name="P1" draw:layer="layout" svg:width="166.64cm" svg:height="12.811cm" svg:x="19.4cm" svg:y="3.922cm">
          <text:p/>
        </draw:rect>
        <draw:rect draw:style-name="gr1" draw:text-style-name="P1" draw:layer="layout" svg:width="9.906cm" svg:height="24.511cm" svg:x="9.367cm" svg:y="17.003cm">
          <text:p/>
        </draw:rect>
        <draw:frame draw:style-name="gr2" draw:text-style-name="P3" draw:layer="layout" svg:width="11.811cm" svg:height="3.771cm" draw:transform="rotate (1.58964588271614) translate (3.601cm 22.131cm)">
          <draw:text-box>
            <text:p><text:span text:style-name="T1">Account Holder</text:span></text:p>
          </draw:text-box>
        </draw:frame>
        <draw:frame draw:style-name="gr2" draw:text-style-name="P4" draw:layer="layout" svg:width="11.811cm" svg:height="3.771cm" draw:transform="rotate (1.58964588271614) translate (12.257cm 15.971cm)">
          <draw:text-box>
            <text:p><text:span text:style-name="T2">First Time User</text:span></text:p>
          </draw:text-box>
        </draw:frame>
        <draw:frame draw:style-name="gr2" draw:text-style-name="P3" draw:layer="layout" svg:width="11.811cm" svg:height="3.771cm" draw:transform="rotate (1.58964588271614) translate (12.364cm 29.179cm)">
          <draw:text-box>
            <text:p><text:span text:style-name="T1">Registered User</text:span></text:p>
          </draw:text-box>
        </draw:frame>
        <draw:frame draw:style-name="gr2" draw:text-style-name="P3" draw:layer="layout" svg:width="11.811cm" svg:height="3.771cm" draw:transform="rotate (1.58964588271614) translate (8.59cm 59.04cm)">
          <draw:text-box>
            <text:p><text:span text:style-name="T1">Customer Care</text:span></text:p>
          </draw:text-box>
        </draw:frame>
        <draw:custom-shape draw:style-name="gr3" draw:text-style-name="P5" xml:id="id1" draw:id="id1" draw:layer="layout" svg:width="8.128cm" svg:height="8.128cm" svg:x="20.94cm" svg:y="19.162cm">
          <text:p text:style-name="P1"><text:span text:style-name="T1">Open </text:span></text:p>
          <text:p text:style-name="P1"><text:span text:style-name="T1">Web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10.16cm" svg:height="5.969cm" svg:x="32.751cm" svg:y="20.178cm">
          <text:p text:style-name="P1"><text:span text:style-name="T1">User Selects</text:span></text:p>
          <text:p text:style-name="P1"><text:span text:style-name="T1">Sign In</text:span></text:p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10.684cm" svg:height="5.969cm" svg:x="47.34cm" svg:y="20.178cm">
          <text:p text:style-name="P1"><text:span text:style-name="T1">User Enters</text:span></text:p>
          <text:p text:style-name="P1"><text:span text:style-name="T1"><text:s/></text:span><text:span text:style-name="T1">Login Id and </text:span></text:p>
          <text:p text:style-name="P1"><text:span text:style-name="T1">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11.561cm" svg:height="6.56cm" draw:transform="rotate (-0.00767944870996053) translate (78.087cm 19.879cm)">
          <text:p text:style-name="P1"><text:span text:style-name="T1">User selects </text:span></text:p>
          <text:p text:style-name="P1"><text:span text:style-name="T1">Fund Transfer </text:span></text:p>
          <text:p text:style-name="P1"><text:span text:style-name="T1">Ta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9.068cm" svg:y1="23.226cm" svg:x2="32.751cm" svg:y2="23.162cm" draw:start-shape="id1" draw:start-glue-point="10" draw:end-shape="id2" draw:end-glue-point="3" svg:d="M29068 23226h1842v-64h1841">
          <text:p/>
        </draw:connector>
        <draw:connector draw:style-name="gr4" draw:text-style-name="P1" draw:layer="layout" svg:x1="42.911cm" svg:y1="23.162cm" svg:x2="47.34cm" svg:y2="23.162cm" draw:start-shape="id2" draw:start-glue-point="1" draw:end-shape="id3" draw:end-glue-point="3" svg:d="M42911 23162h4429">
          <text:p/>
        </draw:connector>
        <draw:frame draw:style-name="gr5" draw:text-style-name="P6" draw:layer="layout" svg:width="29.337cm" svg:height="3.011cm" svg:x="50.277cm" svg:y="0.657cm">
          <draw:text-box>
            <text:p><text:span text:style-name="T3">Online Fund Transfer</text:span></text:p>
          </draw:text-box>
        </draw:frame>
        <draw:connector draw:style-name="gr4" draw:text-style-name="P1" draw:layer="layout" svg:x1="89.622cm" svg:y1="23.248cm" svg:x2="93.228cm" svg:y2="23.37cm" draw:start-shape="id4" draw:start-glue-point="1" draw:end-shape="id5" draw:end-glue-point="3" svg:d="M89622 23248h1797v122h1809">
          <text:p/>
        </draw:connector>
        <draw:custom-shape draw:style-name="gr3" draw:text-style-name="P5" xml:id="id6" draw:id="id6" draw:layer="layout" svg:width="12.827cm" svg:height="10.668cm" svg:x="60.31cm" svg:y="18.019cm">
          <text:p text:style-name="P1"><text:span text:style-name="T1">Valid Login Id </text:span></text:p>
          <text:p text:style-name="P1"><text:span text:style-name="T1">and Passwor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svg:x1="73.137cm" svg:y1="23.353cm" svg:x2="78.062cm" svg:y2="23.159cm" draw:start-shape="id6" draw:start-glue-point="7" draw:end-shape="id4" draw:end-glue-point="3" svg:d="M73137 23353h2450v-194h2475">
          <text:p text:style-name="P1"><text:span text:style-name="T4"/></text:p>
          <text:p text:style-name="P1"><text:span text:style-name="T4"/></text:p>
          <text:p text:style-name="P1"><text:span text:style-name="T4"><text:s text:c="4"/></text:span><text:span text:style-name="T4">Yes <text:s text:c="7"/></text:span></text:p>
        </draw:connector>
        <draw:connector draw:style-name="gr4" draw:text-style-name="P1" draw:layer="layout" svg:x1="58.024cm" svg:y1="23.162cm" svg:x2="60.31cm" svg:y2="23.353cm" draw:start-shape="id3" draw:start-glue-point="1" draw:end-shape="id6" draw:end-glue-point="5" svg:d="M58024 23162h1143v191h1143">
          <text:p/>
        </draw:connector>
        <draw:custom-shape draw:style-name="gr3" draw:text-style-name="P5" xml:id="id7" draw:id="id7" draw:layer="layout" svg:width="16.764cm" svg:height="5.715cm" svg:x="58.404cm" svg:y="49.26cm">
          <text:p text:style-name="P1"><text:span text:style-name="T1">Contact customer c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8.404cm" svg:y1="52.117cm" svg:x2="52.682cm" svg:y2="26.147cm" draw:start-shape="id7" draw:start-glue-point="3" draw:end-shape="id3" draw:end-glue-point="2" svg:d="M58404 52117h-5722v-25970">
          <text:p/>
        </draw:connector>
        <draw:custom-shape draw:style-name="gr3" draw:text-style-name="P5" xml:id="id10" draw:id="id10" draw:layer="layout" svg:width="7.62cm" svg:height="7.62cm" svg:x="163.941cm" svg:y="19.034cm">
          <text:p text:style-name="P1"><text:span text:style-name="T1">Log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layout" svg:width="11.561cm" svg:height="9.781cm" draw:transform="rotate (-0.00767944870996053) translate (93.266cm 18.48cm)">
          <text:p text:style-name="P1"><text:span text:style-name="T1">User selects </text:span></text:p>
          <text:p text:style-name="P1"><text:span text:style-name="T1">From Account, </text:span></text:p>
          <text:p text:style-name="P1"><text:span text:style-name="T1">To Account and </text:span></text:p>
          <text:p text:style-name="P1"><text:span text:style-name="T1">Enters Amount </text:span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1.561cm" svg:height="6.56cm" draw:transform="rotate (-0.00767944870996053) translate (107.858cm 19.752cm)">
          <text:p text:style-name="P1"><text:span text:style-name="T1">User selects </text:span></text:p>
          <text:p text:style-name="P1"><text:span text:style-name="T1">Trans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1.479cm" svg:x1="104.633cm" svg:y1="22.972cm" svg:x2="108.239cm" svg:y2="23.094cm" svg:d="M104633 22972h3282v122h324">
          <text:p/>
        </draw:connector>
        <draw:connector draw:style-name="gr4" draw:text-style-name="P1" draw:layer="layout" draw:line-skew="0.356cm" svg:x1="119.746cm" svg:y1="22.723cm" svg:x2="123.352cm" svg:y2="22.845cm" svg:d="M119746 22723h2159v122h1447">
          <text:p/>
        </draw:connector>
        <draw:custom-shape draw:style-name="gr3" draw:text-style-name="P5" xml:id="id8" draw:id="id8" draw:layer="layout" svg:width="12.827cm" svg:height="10.668cm" svg:x="123.302cm" svg:y="17.384cm">
          <text:p text:style-name="P1"><text:span text:style-name="T1">Insufficient </text:span></text:p>
          <text:p text:style-name="P1"><text:span text:style-name="T1">Fund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svg:x1="136.129cm" svg:y1="22.718cm" svg:x2="141.739cm" svg:y2="22.787cm" draw:start-shape="id8" draw:start-glue-point="7" draw:end-shape="id9" draw:end-glue-point="3" svg:d="M136129 22718h2794v69h2816">
          <text:p text:style-name="P1"><text:span text:style-name="T4"/></text:p>
          <text:p text:style-name="P1"><text:span text:style-name="T4"/></text:p>
          <text:p text:style-name="P1"><text:span text:style-name="T4"><text:s text:c="4"/></text:span><text:span text:style-name="T4">No <text:s text:c="7"/></text:span></text:p>
        </draw:connector>
        <draw:connector draw:style-name="gr4" draw:text-style-name="P1" draw:layer="layout" svg:x1="160.515cm" svg:y1="22.931cm" svg:x2="163.941cm" svg:y2="22.844cm" draw:start-shape="id9" draw:start-glue-point="1" draw:end-shape="id10" draw:end-glue-point="6" svg:d="M160515 22931h1725v-87h1701">
          <text:p/>
        </draw:connector>
        <draw:custom-shape draw:style-name="gr3" draw:text-style-name="P5" xml:id="id11" draw:id="id11" draw:layer="layout" svg:width="18.776cm" svg:height="6.56cm" draw:transform="rotate (-0.00767944870996053) translate (120.381cm 31.71cm)">
          <text:p text:style-name="P1"><text:span text:style-name="T1">User receives a </text:span></text:p>
          <text:p text:style-name="P1"><text:span text:style-name="T1">error message: </text:span></text:p>
          <text:p text:style-name="P1"><text:span text:style-name="T1">Insufficient Fun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20.356cm" svg:y1="34.99cm" svg:x2="98.971cm" svg:y2="28.305cm" draw:start-shape="id11" draw:start-glue-point="3" draw:end-shape="id5" draw:end-glue-point="2" svg:d="M120356 34990h-21385v-6685">
          <text:p/>
        </draw:connector>
        <draw:frame draw:style-name="gr7" draw:text-style-name="P8" draw:layer="layout" svg:width="0.59cm" svg:height="1.187cm" svg:x="65.644cm" svg:y="31.608cm">
          <draw:text-box>
            <text:p/>
          </draw:text-box>
        </draw:frame>
        <draw:connector draw:style-name="gr8" draw:text-style-name="P5" draw:layer="layout" svg:x1="129.716cm" svg:y1="28.052cm" svg:x2="129.769cm" svg:y2="31.782cm" draw:start-shape="id8" draw:start-glue-point="6" draw:end-shape="id11" svg:d="M129716 28052v1830h53v1900">
          <text:p text:style-name="P1"><text:span text:style-name="T1"><text:s/></text:span></text:p>
          <text:p text:style-name="P1"><text:span text:style-name="T1"><text:s text:c="9"/></text:span><text:span text:style-name="T1">Yes</text:span></text:p>
        </draw:connector>
        <draw:connector draw:style-name="gr8" draw:text-style-name="P5" draw:layer="layout" svg:x1="66.724cm" svg:y1="28.687cm" svg:x2="66.786cm" svg:y2="49.26cm" draw:start-shape="id6" draw:start-glue-point="6" draw:end-shape="id7" draw:end-glue-point="0" svg:d="M66724 28687v10287h62v10286">
          <text:p text:style-name="P1"><text:span text:style-name="T1"><text:s text:c="7"/></text:span><text:span text:style-name="T1">No</text:span></text:p>
        </draw:connector>
        <draw:custom-shape draw:style-name="gr3" draw:text-style-name="P5" xml:id="id9" draw:id="id9" draw:layer="layout" svg:width="18.776cm" svg:height="6.175cm" draw:transform="rotate (-0.00767944870996053) translate (141.763cm 19.7cm)">
          <text:p text:style-name="P1"><text:span text:style-name="T1">User receives a </text:span></text:p>
          <text:p text:style-name="P1"><text:span text:style-name="T1">Confirmation email/T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0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1T16:35:43</meta:creation-date>
    <dc:date>2018-06-11T16:45:12</dc:date>
    <meta:editing-duration>PT7M17S</meta:editing-duration>
    <meta:editing-cycles>4</meta:editing-cycles>
    <meta:generator>OpenOffice/4.1.5$Unix OpenOffice.org_project/415m1$Build-9789</meta:generator>
    <meta:document-statistic meta:object-count="38"/>
  </office:meta>
</office:document-meta>
</file>